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ext_20_body">
      <style:paragraph-properties fo:text-align="center" style:justify-single-word="false"/>
      <style:text-properties style:font-name="Georgia" officeooo:rsid="0028489a" officeooo:paragraph-rsid="0028489a"/>
    </style:style>
    <style:style style:name="P7" style:family="paragraph" style:parent-style-name="Text_20_body">
      <style:paragraph-properties fo:text-align="start" style:justify-single-word="false"/>
      <style:text-properties style:font-name="Georgia" officeooo:rsid="0028489a" officeooo:paragraph-rsid="0028489a"/>
    </style:style>
    <style:style style:name="P8" style:family="paragraph" style:parent-style-name="Text_20_body">
      <style:paragraph-properties fo:text-align="center" style:justify-single-word="false"/>
      <style:text-properties style:font-name="Georgia" officeooo:rsid="002ec8de" officeooo:paragraph-rsid="002ec8de"/>
    </style:style>
    <style:style style:name="P9" style:family="paragraph" style:parent-style-name="Text_20_body">
      <style:paragraph-properties fo:text-align="start" style:justify-single-word="false"/>
      <style:text-properties style:font-name="Georgia" officeooo:rsid="002ec8de" officeooo:paragraph-rsid="002ec8de"/>
    </style:style>
    <style:style style:name="P10" style:family="paragraph" style:parent-style-name="Text_20_body">
      <style:paragraph-properties fo:text-align="start" style:justify-single-word="false"/>
      <style:text-properties style:font-name="Georgia" officeooo:rsid="002ec8de" officeooo:paragraph-rsid="003276d7"/>
    </style:style>
    <style:style style:name="P11" style:family="paragraph" style:parent-style-name="Title">
      <style:text-properties style:font-name="Georgia" officeooo:rsid="00356576" officeooo:paragraph-rsid="00356576"/>
    </style:style>
    <style:style style:name="P12" style:family="paragraph" style:parent-style-name="Text_20_body">
      <style:paragraph-properties fo:text-align="start" style:justify-single-word="false"/>
      <style:text-properties style:font-name="Georgia" officeooo:rsid="0033e667" officeooo:paragraph-rsid="0033e667"/>
    </style:style>
    <style:style style:name="P13" style:family="paragraph" style:parent-style-name="Text_20_body">
      <style:paragraph-properties fo:text-align="center" style:justify-single-word="false"/>
      <style:text-properties style:font-name="Georgia" officeooo:rsid="0033e667" officeooo:paragraph-rsid="0033e667"/>
    </style:style>
    <style:style style:name="P14" style:family="paragraph" style:parent-style-name="Text_20_body">
      <style:paragraph-properties fo:text-align="center" style:justify-single-word="false"/>
      <style:text-properties style:font-name="Georgia" officeooo:rsid="00369c0b" officeooo:paragraph-rsid="00369c0b"/>
    </style:style>
    <style:style style:name="P15" style:family="paragraph" style:parent-style-name="Text_20_body">
      <style:paragraph-properties fo:text-align="start" style:justify-single-word="false"/>
      <style:text-properties style:font-name="Georgia" fo:font-style="normal" officeooo:rsid="003b6697" officeooo:paragraph-rsid="0033e667" style:font-style-asian="normal" style:font-style-complex="normal"/>
    </style:style>
    <style:style style:name="P16" style:family="paragraph" style:parent-style-name="Text_20_body">
      <style:paragraph-properties fo:text-align="start" style:justify-single-word="false"/>
      <style:text-properties style:font-name="Georgia" officeooo:rsid="0033e667" officeooo:paragraph-rsid="0033e667"/>
    </style:style>
    <style:style style:name="P17" style:family="paragraph" style:parent-style-name="Text_20_body">
      <style:paragraph-properties fo:text-align="start" style:justify-single-word="false"/>
      <style:text-properties style:font-name="Georgia" officeooo:rsid="003ff8ab" officeooo:paragraph-rsid="003ff8ab"/>
    </style:style>
    <style:style style:name="P18" style:family="paragraph" style:parent-style-name="Text_20_body">
      <style:paragraph-properties fo:text-align="center" style:justify-single-word="false"/>
      <style:text-properties style:font-name="Georgia" officeooo:rsid="003ff8ab" officeooo:paragraph-rsid="003ff8ab"/>
    </style:style>
    <style:style style:name="P19" style:family="paragraph" style:parent-style-name="Text_20_body">
      <style:paragraph-properties fo:text-align="start" style:justify-single-word="false"/>
      <style:text-properties style:font-name="Georgia" officeooo:rsid="0048f662" officeooo:paragraph-rsid="0048f662"/>
    </style:style>
    <style:style style:name="P20" style:family="paragraph" style:parent-style-name="Text_20_body">
      <style:paragraph-properties fo:text-align="center" style:justify-single-word="false"/>
      <style:text-properties style:font-name="Georgia" officeooo:rsid="0048f662" officeooo:paragraph-rsid="0048f662"/>
    </style:style>
    <style:style style:name="P21" style:family="paragraph" style:parent-style-name="Text_20_body">
      <style:paragraph-properties fo:text-align="start" style:justify-single-word="false"/>
      <style:text-properties style:font-name="Georgia" officeooo:rsid="00509e42" officeooo:paragraph-rsid="00509e42"/>
    </style:style>
    <style:style style:name="P22" style:family="paragraph" style:parent-style-name="Text_20_body">
      <style:paragraph-properties fo:text-align="center" style:justify-single-word="false"/>
      <style:text-properties style:font-name="Georgia" officeooo:rsid="00509e42" officeooo:paragraph-rsid="00509e42"/>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style:font-style-asian="italic" style:font-style-complex="italic"/>
    </style:style>
    <style:style style:name="T7" style:family="text">
      <style:text-properties fo:font-style="italic" officeooo:rsid="0016c1bc" style:font-style-asian="italic" style:font-style-complex="italic"/>
    </style:style>
    <style:style style:name="T8" style:family="text">
      <style:text-properties fo:font-style="italic" officeooo:rsid="00380702" style:font-style-asian="italic" style:font-style-complex="italic"/>
    </style:style>
    <style:style style:name="T9" style:family="text">
      <style:text-properties fo:font-style="italic" officeooo:rsid="003b6697" style:font-style-asian="italic" style:font-style-complex="italic"/>
    </style:style>
    <style:style style:name="T10" style:family="text">
      <style:text-properties fo:font-style="italic" officeooo:rsid="003f0a3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6c1bc" style:font-style-asian="normal" style:font-style-complex="normal"/>
    </style:style>
    <style:style style:name="T13" style:family="text">
      <style:text-properties fo:font-style="normal" officeooo:rsid="00380702" style:font-style-asian="normal" style:font-style-complex="normal"/>
    </style:style>
    <style:style style:name="T14" style:family="text">
      <style:text-properties fo:font-style="normal" officeooo:rsid="00399936" style:font-style-asian="normal" style:font-style-complex="normal"/>
    </style:style>
    <style:style style:name="T15" style:family="text">
      <style:text-properties fo:font-style="normal" officeooo:rsid="003b6697" style:font-style-asian="normal" style:font-style-complex="normal"/>
    </style:style>
    <style:style style:name="T16" style:family="text">
      <style:text-properties fo:font-style="normal" officeooo:rsid="003d0b70" style:font-style-asian="normal" style:font-style-complex="normal"/>
    </style:style>
    <style:style style:name="T17" style:family="text">
      <style:text-properties fo:font-style="normal" officeooo:rsid="003d44b9" style:font-style-asian="normal" style:font-style-complex="normal"/>
    </style:style>
    <style:style style:name="T18" style:family="text">
      <style:text-properties fo:font-style="normal" officeooo:rsid="003dbdbc" style:font-style-asian="normal" style:font-style-complex="normal"/>
    </style:style>
    <style:style style:name="T19" style:family="text">
      <style:text-properties fo:font-style="normal" officeooo:rsid="003e1a18" style:font-style-asian="normal" style:font-style-complex="normal"/>
    </style:style>
    <style:style style:name="T20" style:family="text">
      <style:text-properties fo:font-style="normal" officeooo:rsid="003f0a33" style:font-style-asian="normal" style:font-style-complex="normal"/>
    </style:style>
    <style:style style:name="T21" style:family="text">
      <style:text-properties fo:font-style="normal" officeooo:rsid="003fed66" style:font-style-asian="normal" style:font-style-complex="normal"/>
    </style:style>
    <style:style style:name="T22" style:family="text">
      <style:text-properties fo:font-style="normal" officeooo:rsid="003ff8ab" style:font-style-asian="normal" style:font-style-complex="normal"/>
    </style:style>
    <style:style style:name="T23" style:family="text">
      <style:text-properties fo:font-style="normal" officeooo:rsid="0040bc04" style:font-style-asian="normal" style:font-style-complex="normal"/>
    </style:style>
    <style:style style:name="T24" style:family="text">
      <style:text-properties fo:font-style="normal" officeooo:rsid="00413e0a" style:font-style-asian="normal" style:font-style-complex="normal"/>
    </style:style>
    <style:style style:name="T25" style:family="text">
      <style:text-properties fo:font-style="normal" officeooo:rsid="00424400" style:font-style-asian="normal" style:font-style-complex="normal"/>
    </style:style>
    <style:style style:name="T26" style:family="text">
      <style:text-properties fo:font-style="normal" officeooo:rsid="0042d439" style:font-style-asian="normal" style:font-style-complex="normal"/>
    </style:style>
    <style:style style:name="T27" style:family="text">
      <style:text-properties fo:font-style="normal" officeooo:rsid="00446a78" style:font-style-asian="normal" style:font-style-complex="normal"/>
    </style:style>
    <style:style style:name="T28" style:family="text">
      <style:text-properties fo:font-style="normal" officeooo:rsid="00458f8e" style:font-style-asian="normal" style:font-style-complex="normal"/>
    </style:style>
    <style:style style:name="T29" style:family="text">
      <style:text-properties fo:font-style="normal" officeooo:rsid="0045e20b" style:font-style-asian="normal" style:font-style-complex="normal"/>
    </style:style>
    <style:style style:name="T30" style:family="text">
      <style:text-properties fo:font-style="normal" officeooo:rsid="00466aee" style:font-style-asian="normal" style:font-style-complex="normal"/>
    </style:style>
    <style:style style:name="T31" style:family="text">
      <style:text-properties fo:font-style="normal" officeooo:rsid="00477d3d" style:font-style-asian="normal" style:font-style-complex="normal"/>
    </style:style>
    <style:style style:name="T32" style:family="text">
      <style:text-properties fo:font-style="normal" officeooo:rsid="0048f662" style:font-style-asian="normal" style:font-style-complex="normal"/>
    </style:style>
    <style:style style:name="T33" style:family="text">
      <style:text-properties fo:font-style="normal" officeooo:rsid="004ac6b2" style:font-style-asian="normal" style:font-style-complex="normal"/>
    </style:style>
    <style:style style:name="T34" style:family="text">
      <style:text-properties fo:font-style="normal" officeooo:rsid="004add9b" style:font-style-asian="normal" style:font-style-complex="normal"/>
    </style:style>
    <style:style style:name="T35" style:family="text">
      <style:text-properties fo:font-style="normal" officeooo:rsid="004cd927" style:font-style-asian="normal" style:font-style-complex="normal"/>
    </style:style>
    <style:style style:name="T36" style:family="text">
      <style:text-properties fo:font-style="normal" officeooo:rsid="004d4e9c" style:font-style-asian="normal" style:font-style-complex="normal"/>
    </style:style>
    <style:style style:name="T37" style:family="text">
      <style:text-properties fo:font-style="normal" officeooo:rsid="004f342a" style:font-style-asian="normal" style:font-style-complex="normal"/>
    </style:style>
    <style:style style:name="T38" style:family="text">
      <style:text-properties fo:font-style="normal" officeooo:rsid="00519ae2" style:font-style-asian="normal" style:font-style-complex="normal"/>
    </style:style>
    <style:style style:name="T39" style:family="text">
      <style:text-properties officeooo:rsid="001883f1"/>
    </style:style>
    <style:style style:name="T40" style:family="text">
      <style:text-properties officeooo:rsid="001928a2"/>
    </style:style>
    <style:style style:name="T41" style:family="text">
      <style:text-properties officeooo:rsid="00196167"/>
    </style:style>
    <style:style style:name="T42" style:family="text">
      <style:text-properties officeooo:rsid="001ab46f"/>
    </style:style>
    <style:style style:name="T43" style:family="text">
      <style:text-properties officeooo:rsid="001ca4dd"/>
    </style:style>
    <style:style style:name="T44" style:family="text">
      <style:text-properties officeooo:rsid="001d2dd8"/>
    </style:style>
    <style:style style:name="T45" style:family="text">
      <style:text-properties officeooo:rsid="001ee859"/>
    </style:style>
    <style:style style:name="T46" style:family="text">
      <style:text-properties officeooo:rsid="0020d2f1"/>
    </style:style>
    <style:style style:name="T47" style:family="text">
      <style:text-properties officeooo:rsid="0021ddab"/>
    </style:style>
    <style:style style:name="T48" style:family="text">
      <style:text-properties officeooo:rsid="00238e7f"/>
    </style:style>
    <style:style style:name="T49" style:family="text">
      <style:text-properties officeooo:rsid="0025720d"/>
    </style:style>
    <style:style style:name="T50" style:family="text">
      <style:text-properties officeooo:rsid="002636c2"/>
    </style:style>
    <style:style style:name="T51" style:family="text">
      <style:text-properties officeooo:rsid="00266377"/>
    </style:style>
    <style:style style:name="T52" style:family="text">
      <style:text-properties officeooo:rsid="0027ffd6"/>
    </style:style>
    <style:style style:name="T53" style:family="text">
      <style:text-properties officeooo:rsid="00290fac"/>
    </style:style>
    <style:style style:name="T54" style:family="text">
      <style:text-properties officeooo:rsid="002a6960"/>
    </style:style>
    <style:style style:name="T55" style:family="text">
      <style:text-properties officeooo:rsid="002ae403"/>
    </style:style>
    <style:style style:name="T56" style:family="text">
      <style:text-properties officeooo:rsid="002ba250"/>
    </style:style>
    <style:style style:name="T57" style:family="text">
      <style:text-properties officeooo:rsid="002c4992"/>
    </style:style>
    <style:style style:name="T58" style:family="text">
      <style:text-properties officeooo:rsid="002d2e11"/>
    </style:style>
    <style:style style:name="T59" style:family="text">
      <style:text-properties officeooo:rsid="003040a8"/>
    </style:style>
    <style:style style:name="T60" style:family="text">
      <style:text-properties officeooo:rsid="0031651e"/>
    </style:style>
    <style:style style:name="T61" style:family="text">
      <style:text-properties officeooo:rsid="0032426f"/>
    </style:style>
    <style:style style:name="T62" style:family="text">
      <style:text-properties officeooo:rsid="003276d7"/>
    </style:style>
    <style:style style:name="T63" style:family="text">
      <style:text-properties officeooo:rsid="00339eec"/>
    </style:style>
    <style:style style:name="T64" style:family="text">
      <style:text-properties officeooo:rsid="003419ae"/>
    </style:style>
    <style:style style:name="T65" style:family="text">
      <style:text-properties officeooo:rsid="0035a3a9"/>
    </style:style>
    <style:style style:name="T66" style:family="text">
      <style:text-properties officeooo:rsid="0035d1e4"/>
    </style:style>
    <style:style style:name="T67" style:family="text">
      <style:text-properties officeooo:rsid="00369c0b"/>
    </style:style>
    <style:style style:name="T68" style:family="text">
      <style:text-properties officeooo:rsid="00380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ily Busines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7">entire</text:span><text:span text:style-name="T12"> station.</text:span><text:span text:style-name="T4">”</text:span></text:p>
      <text:p text:style-name="P5"><text:tab/>“<text:span text:style-name="T39">Well, why don’t you drop the force field and come in here and make me.” Max said. “Or are you too … what’s the human phrase? Oh yes, chickenshit to do so.” </text:span><text:span text:style-name="T40">Max laughed at Jeff and watched him get angry. </text:span><text:span text:style-name="T41">Max grinned.</text:span></text:p>
      <text:p text:style-name="P5"><text:tab/><text:span text:style-name="T41">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42">enough </text:span><text:span text:style-name="T43">and his gun did no damage at all.</text:span></text:p>
      <text:p text:style-name="P5"><text:tab/>“<text:span text:style-name="T45">Do you know why I call you Max?” Jeff asked.</text:span></text:p>
      <text:p text:style-name="P5"><text:tab/><text:span text:style-name="T45">Max shrugged. “Because you can’t pronounce my real name? Stupid humans never could.”</text:span></text:p>
      <text:p text:style-name="P5"><text:tab/><text:span text:style-name="T45">Jeff shook his head. “You remind me of a childhood friend. He was stupid as you are.”</text:span></text:p>
      <text:p text:style-name="P5"><text:tab/><text:span text:style-name="T44">Jeff turned to leave.</text:span></text:p>
      <text:p text:style-name="P5"><text:tab/>“<text:span text:style-name="T44">Are you afraid of me </text:span><text:span text:style-name="T45">human</text:span><text:span text:style-name="T44">?! </text:span><text:span text:style-name="T45">I dare you face me!</text:span><text:span text:style-name="T44">” Max yelled out after Jeff.</text:span></text:p>
      <text:p text:style-name="P5"><text:tab/><text:span text:style-name="T44">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46">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47">missing Max by inches. </text:span><text:span text:style-name="T48">He didn’t flinch.</text:span></text:p>
      <text:p text:style-name="P5"><text:tab/>“<text:span text:style-name="T49">Cowards!” Max yelled. “You don’t even have a lethal force field!” He laughed.</text:span></text:p>
      <text:p text:style-name="P5"><text:tab/>“<text:span text:style-name="T49">Screen off.” Lieutenant Killpack commanded. The vidscreen went blank. “I can’t let you get in my head.” Jeff said. “Not again.” </text:span><text:span text:style-name="T50">He recalled the last time he ran into Max. The encounter hadn’t gone well for Jeff, he had grown scared of the alien. This time would be different. It had to be different.</text:span></text:p>
      <text:p text:style-name="P5"><text:tab/><text:span text:style-name="T51">Turning his attention to a large duffel bag, Jeff opened it. He whistled. There must have been at least sixty kilos of explosives in the bag. It was enough to destroy the matter antimatter reaction chamber and the station along with it. </text:span><text:span text:style-name="T52">Taking the duffel bag in his arms, Jeff walked it over to a secure storage locker and placed it inside. Locking the safe, Jeff wondered if that was enough to keep it secure. He sure hoped so.</text:span></text:p>
      <text:p text:style-name="P5"/>
      <text:p text:style-name="P6">* * *</text:p>
      <text:p text:style-name="P6"/>
      <text:p text:style-name="P7"><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53">Jack shook his head, he was glad Jeff stopped the alien and his plan to destroy the station. But he wondered if that would be the last threat the station would face. Something told him it wouldn’t be.</text:span></text:p>
      <text:p text:style-name="P7"><text:tab/><text:span text:style-name="T54">Beep Beep, Jack’s door chime rang.</text:span></text:p>
      <text:p text:style-name="P7"><text:tab/>“<text:span text:style-name="T54">Enter.” Jack said. The door opened to reveal Grilka standing there. “</text:span><text:span text:style-name="T55">Grilka.” Jack’s eyes lit up and a smile formed on his face. “Feels like I haven’t seen you in ages. Come in, come in.” </text:span><text:span text:style-name="T56">He gestured to the coffee pot. “Want some coffee?”</text:span></text:p>
      <text:p text:style-name="P7"><text:tab/><text:span text:style-name="T56">Grilka shook her head. “Coffee doesn’t agree with my digestive system I’m afraid. I will have to pass. But I wouldn’t mind some green tea.”</text:span></text:p>
      <text:p text:style-name="P7"><text:tab/>“<text:span text:style-name="T56">Coming right up.” Jack said as he walked over to the food synthesizer. “Green tea, hot.” A cup of green tea materialized before him. He picked up the cup and handed it over to Grilka. “So, what brings you by?”</text:span></text:p>
      <text:p text:style-name="P7"><text:tab/><text:span text:style-name="T56">Grilka smiled. “Can’t I just want to see my boyfriend?” She asked. “Like you said it has been a while. I wanted to see you and talk with you for a little bit.”</text:span></text:p>
      <text:p text:style-name="P7"><text:soft-page-break/><text:tab/><text:span text:style-name="T56">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7"><text:tab/>“<text:span text:style-name="T56">I’ve been thinking of moving in with you.” Grilka said.</text:span></text:p>
      <text:p text:style-name="P7"><text:tab/><text:span text:style-name="T56">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7"><text:tab/>“<text:span text:style-name="T57">It’s settled then.” Grilka said. “I’ll teleport my things over tomorrow and get settled in.” She took a sip of the green tea. It warmed her throat.</text:span></text:p>
      <text:p text:style-name="P7"><text:tab/>“<text:span text:style-name="T58">Great, it’s settled then.” Jack smiled.</text:span></text:p>
      <text:p text:style-name="P7"/>
      <text:p text:style-name="P8">* * *</text:p>
      <text:p text:style-name="P8"/>
      <text:p text:style-name="P9"><text:tab/><text:span text:style-name="T59">Doctor Matt Allen was in Med Bay processing all of the new Dubor arrivals. They each needed to have a full medical scan before being allowed to incorporate into the population of the station. It was a daunting task, but someone had to do it.</text:span></text:p>
      <text:p text:style-name="P9"><text:tab/>“<text:span text:style-name="T60">Next.” Matt said. He watched as another Dubor citizen walked into his office. “Take off your shirt please, just going to do some vitals and check your breathing.” He took out a stethoscope and placed it on the man’s chest. “Breathe normally please.”</text:span></text:p>
      <text:p text:style-name="P9"><text:tab/><text:span text:style-name="T61">The man breathed in and out.</text:span></text:p>
      <text:p text:style-name="P9"><text:tab/>“<text:span text:style-name="T61">Your lungs are clear.” Matt said. “You can put your shirt back on.” Pulling out an injection shot, he continued. “Now just roll up your sleeve and we’ll get this immunization shot taken care of.”</text:span></text:p>
      <text:p text:style-name="P9"><text:tab/><text:span text:style-name="T61">The Dubor paused. “You want to inject me with … what exactly?”</text:span></text:p>
      <text:p text:style-name="P9"><text:tab/><text:span text:style-name="T61">Matt shook his head. “Nothing too crazy. Just a standard shot to prevent disease. We don’t want you getting any of the illnesses that can be found on this station.” He paused. “Especially if you go into the more … extra places of the station.”</text:span></text:p>
      <text:p text:style-name="P9"><text:tab/>“<text:span text:style-name="T61">I see.” The Dubor rolled up his sleeve. “Proceed with the shot.”</text:span></text:p>
      <text:p text:style-name="P9"><text:tab/><text:span text:style-name="T61">Matt administered the shot. “Okay, we’re done.”</text:span></text:p>
      <text:p text:style-name="P9"><text:tab/>“<text:span text:style-name="T61">Next!” Matt yelled out into the hallway.</text:span></text:p>
      <text:p text:style-name="P10"><text:soft-page-break/><text:tab/><text:span text:style-name="T62">Matt looked out into the hallway at the long line of people waiting to be seen. He sighed, it was going to be a very long day. </text:span><text:span text:style-name="T63">The truth of the matter? He preferred to be busy and this was as good a time as any.</text:span></text:p>
      <text:p text:style-name="P10"/>
      <text:p text:style-name="P13">* * *</text:p>
      <text:p text:style-name="P14"/>
      <text:p text:style-name="P12"><text:tab/>“You need to implement this change immediately.” Admiral <text:span text:style-name="T64">J.P.</text:span> <text:span text:style-name="T64">Duncan said in no uncertain terms.</text:span></text:p>
      <text:p text:style-name="P12"><text:tab/><text:span text:style-name="T64">Jack hesitated. “You want us to go dry?” he asked. “Like as in, serve no more alcohol in our restaurants and bars? That kind of dry?”</text:span></text:p>
      <text:p text:style-name="P12"><text:tab/><text:span text:style-name="T64">The admiral nodded his head. “That’s correct Jack.”</text:span></text:p>
      <text:p text:style-name="P12"><text:tab/>“<text:span text:style-name="T64">J.P.” Jack began. “Alcohol consumption is one of our </text:span><text:span text:style-name="T65">biggest source of income on the station. The restaurants get their slice of the pie, but so does the station. You can’t be serious about taking that away from us.”</text:span></text:p>
      <text:p text:style-name="P12"><text:tab/>“<text:span text:style-name="T65">I’m afraid so.” The admiral sighed. “Look Jack, I get it. It’s a cash cow. It might even hit the pocket book for a bit until people and aliens figure out they can drink something else besides alcohol.”</text:span></text:p>
      <text:p text:style-name="P12"><text:tab/><text:span text:style-name="T66">Jack rubbed his head and sat down in his chair at his desk. “Yeah, they’ll have to. </text:span><text:span text:style-name="T67">Alright, I’ll place that rule into effect immediately. Anything else?</text:span><text:span text:style-name="T66">”</text:span></text:p>
      <text:p text:style-name="P12"><text:tab/><text:span text:style-name="T67">Admiral Duncan shook his head. “Nope, that’s it Jack. Sorry to do this to you. </text:span><text:span text:style-name="T68">Duncan out.</text:span><text:span text:style-name="T67">” </text:span><text:span text:style-name="T68">The communications channel closed.</text:span></text:p>
      <text:p text:style-name="P12"><text:tab/><text:span text:style-name="T68">Jack sighed. This was not a good way to continue relations with the aliens on the station. Jack was sure command had a </text:span><text:span text:style-name="T8">reason</text:span><text:span text:style-name="T13"> for going dry, but he just didn’t know what that reason was. </text:span><text:span text:style-name="T14">Swiveling around in his chair, Jack stared at the ceiling.</text:span></text:p>
      <text:p text:style-name="P12"><text:span text:style-name="T14"><text:tab/>“</text:span><text:span text:style-name="T15">Remember when life was so peaceful?” Holo Ketish spoke into Jack’s ear. “I sure remember when times were simpler for you. Since I do have access to your memories, yeah those were simpler times.”</text:span></text:p>
      <text:p text:style-name="P12"><text:span text:style-name="T15"><text:tab/>Jack closed his eyes. </text:span><text:span text:style-name="T9">Go away, just go away.</text:span><text:span text:style-name="T15"> He thought.</text:span></text:p>
      <text:p text:style-name="P15"><text:tab/>“Nope, no can do Jack. We need to talk.” Holo Ketish said.</text:p>
      <text:p text:style-name="P12"><text:span text:style-name="T15"><text:tab/></text:span><text:span text:style-name="T16">Jack sighed and continued swiveling around in his chair. “What now?”</text:span></text:p>
      <text:p text:style-name="P12"><text:span text:style-name="T16"><text:tab/>“</text:span><text:span text:style-name="T17">It’s not over Jack.” Holo Ketish said. “Your little quarrel with Ketish still lives on. You just don’t know it yet. Well you didn’t know it until I just told you. You’re welcome.”</text:span></text:p>
      <text:p text:style-name="P12"><text:soft-page-break/><text:span text:style-name="T17"><text:tab/></text:span><text:span text:style-name="T18">Jack stood and crossed the room over to a couch and sat down. Holo Ketish followed him. “Problem Jack?” Holo Ketish hovered. Jack hated the fact that Holo Ketish was hovering over him like he was in trouble. It gave him bad feelings and thoughts.</text:span></text:p>
      <text:p text:style-name="P12"><text:span text:style-name="T18"><text:tab/>“</text:span><text:span text:style-name="T19">You could say I have a problem with that Ketish!” Jack shouted. “You can’t just say Ketish still has a plan for me and expect me to be okay with it. That man has been nothing but trouble since I met him from day one.” He paused. “He’s declared peace between our peoples, there shouldn’t be anything to worry about. I should be able to trust him now.”</text:span></text:p>
      <text:p text:style-name="P12"><text:span text:style-name="T19"><text:tab/>Holo Ketish nodded. “I can see where the confusion can be.” He said. “You just don’t know what he’s planning.”</text:span></text:p>
      <text:p text:style-name="P12"><text:span text:style-name="T19"><text:tab/>Jack shook his head and stood up. Pointing a finger at Holo Ketish, he continued. “You don’t know his plan either. You aren’t connected to him. You told me yourself. </text:span><text:span text:style-name="T20">Could it be that you’re still going off of what you were programmed with </text:span><text:span text:style-name="T10">before</text:span><text:span text:style-name="T20"> any of this unification happened?</text:span><text:span text:style-name="T19">”</text:span></text:p>
      <text:p text:style-name="P12"><text:span text:style-name="T19"><text:tab/></text:span><text:span text:style-name="T20">Holo Ketish thought about it for a moment. “You might have a point there. I hadn’t thought about that.” He shook his head. “Oh well, I’m just warning you of what </text:span><text:span text:style-name="T10">could</text:span><text:span text:style-name="T20"> happen. That’s all.” </text:span><text:span text:style-name="T21">He vanished.</text:span></text:p>
      <text:p text:style-name="P12"><text:span text:style-name="T21"><text:tab/>Jack breathed in a fresh breath of air. “Thank goodness he’s gone.” </text:span><text:span text:style-name="T22">He went about the rest of his day, but first he had to make an announcement to all of the restaurants on the station. Jack did not look forward to making the station dry. He was sure people would find a way around the new rules just like they did back in the 1920s.</text:span></text:p>
      <text:p text:style-name="P12"><text:span text:style-name="T22"/></text:p>
      <text:p text:style-name="P18"><text:span text:style-name="T11">* * *</text:span></text:p>
      <text:p text:style-name="P18"><text:span text:style-name="T11"/></text:p>
      <text:p text:style-name="P17"><text:span text:style-name="T11"><text:tab/></text:span><text:span text:style-name="T23">High above Shuka in a close orbit with Crimson Gamma was the Star Ship Fresno. Bert McDuff sat in the brig with Elise. He still hadn’t let her leave the brig, she was still his prisoner.</text:span></text:p>
      <text:p text:style-name="P17"><text:span text:style-name="T23"><text:tab/></text:span><text:span text:style-name="T24">Sliding a tray of food through the force field, Bert smiled at Elise. “I hope you enjoy eggs. Our chef managed to round up some fresh ones from Earth not too long ago. The bacon is synthesized, unfortunately.”</text:span></text:p>
      <text:p text:style-name="P17"><text:span text:style-name="T24"><text:tab/>Elise took the food and began eating. It would be stupid for her not to eat. The more she ate the more strength she would have to hopefully escape from this cell and get back to her own people. </text:span><text:span text:style-name="T25">She eyed the one named McDuff. Elise figured she would snap his neck the first chance she had. There was no question about it.</text:span></text:p>
      <text:p text:style-name="P17"><text:span text:style-name="T25"><text:tab/>“I assume you have more questions for me.” Elise said.</text:span></text:p>
      <text:p text:style-name="P17"><text:soft-page-break/><text:span text:style-name="T25"><text:tab/>Bert nodded. “Yes I do. You said that if we don’t let you go before the end of the year, you will launch a full scale attack on Earth.” He refreshed her memory.</text:span></text:p>
      <text:p text:style-name="P17"><text:span text:style-name="T25"><text:tab/>Elise looked at Bert between bites of egg. “That’s right.” She said.</text:span></text:p>
      <text:p text:style-name="P17"><text:span text:style-name="T25"><text:tab/>“</text:span><text:span text:style-name="T26">Hmmm.” Bert responded. “Why? What do you have against humans so much that you want us all dead?” </text:span><text:span text:style-name="T27">It made no sense to him why so many alien species wanted Earthlings dead. They seemed to all want to destroy the planet he called home.</text:span></text:p>
      <text:p text:style-name="P17"><text:span text:style-name="T27"><text:tab/></text:span><text:span text:style-name="T28">Elise thought about the question for a moment. Then she answered. “I don’t have anything against Earth personally captain.” She said. “</text:span><text:span text:style-name="T29">I, unlike my people, think Earth is a great place. Look, I didn’t come up with this plan. But it is the plan set in motion. That’s all I can say.”</text:span></text:p>
      <text:p text:style-name="P17"><text:span text:style-name="T29"><text:tab/></text:span><text:span text:style-name="T30">Bert stood from his chair. “I’ll be in touch.” He said as he exited the brig. </text:span><text:span text:style-name="T31">As Bert walked the corridors of his ship, he wondered if it was time to talk to a higher up. Someone who had greater authority than him. </text:span><text:span text:style-name="T32">Yeah it was time.</text:span></text:p>
      <text:p text:style-name="P17"><text:span text:style-name="T32"/></text:p>
      <text:p text:style-name="P20"><text:span text:style-name="T11">* * *</text:span></text:p>
      <text:p text:style-name="P20"><text:span text:style-name="T11"/></text:p>
      <text:p text:style-name="P19"><text:span text:style-name="T11"><text:tab/>Grilka was in the process of teleporting her belongings into Jack’s quarters when he arrived. He watched as she took box after box and placed them where they would fit. He was amazed at how well she was able to organize her things. Jack didn’t know she had so many possessions. He gathered most of them were her </text:span><text:span text:style-name="T6">medicine</text:span><text:span text:style-name="T11">.</text:span></text:p>
      <text:p text:style-name="P19"><text:span text:style-name="T11"><text:tab/></text:span><text:span text:style-name="T33">Walking into his quarters, Jack kissed Grilka. “I see you’re making yourself at home. That’s good.” He smiled. “</text:span><text:span text:style-name="T34">Is there anything I can help with?”</text:span></text:p>
      <text:p text:style-name="P19"><text:span text:style-name="T34"><text:tab/>Grilka shook her head no. “I think I have it covered.” She said. “</text:span><text:span text:style-name="T35">But thank you.” </text:span><text:span text:style-name="T36">She continued putting boxes away.</text:span></text:p>
      <text:p text:style-name="P19"><text:span text:style-name="T36"><text:tab/>“</text:span><text:span text:style-name="T37">I’ll let you get back to it.” Jack said. He sat down on the couch.</text:span></text:p>
      <text:p text:style-name="P19"><text:span text:style-name="T37"/></text:p>
      <text:p text:style-name="P22"><text:span text:style-name="T37">* </text:span><text:span text:style-name="T11">* *</text:span></text:p>
      <text:p text:style-name="P22"><text:span text:style-name="T11"/></text:p>
      <text:p text:style-name="P21"><text:span text:style-name="T11"><text:tab/>Commander Kate Monson was sitting in C&amp;C, she was monitoring incoming traffic and outgoing traffic as well. Someone had to make sure there were no collisions. It was a careful dance that had to be taken seriously. There were thousands of souls on the line each and everyday that came to the station. If Kate didn’t do her job, people could die. That would look bad on the station’s record.</text:span></text:p>
      <text:p text:style-name="P21"><text:soft-page-break/><text:span text:style-name="T11"><text:tab/>“</text:span><text:span text:style-name="T38">Commander” The security officer on duty called out. “Reading some … weird readings in sector thirty-six. Right within our shield perimeter.”</text:span></text:p>
      <text:p text:style-name="P21"><text:span text:style-name="T38"><text:tab/>Kate looked at the console in front of her. “What the h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2-28T22:30:30.090386979">02/2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8T22:30:29.967267038</dc:date>
    <meta:editing-duration>PT13H26M3S</meta:editing-duration>
    <meta:editing-cycles>69</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2" meta:word-count="2437" meta:character-count="13094" meta:non-whitespace-character-count="10668"/>
  </office:meta>
</office:document-meta>
</file>